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D375AF100F1B4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9.633cm, 6.623cm, 1.88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9cm" svg:y="1.826cm" svg:width="17.387cm" svg:height="9.671cm" draw:z-index="0"><draw:image xlink:href="Pictures/1000020100000556000003001D375AF100F1B4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23:29:09.420847704</meta:creation-date>
    <dc:date>2021-01-05T23:30:44.048509531</dc:date>
    <meta:editing-duration>PT1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